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ext_20_body">
      <style:text-properties officeooo:rsid="0019a0c0" officeooo:paragraph-rsid="0019a0c0"/>
    </style:style>
    <style:style style:name="P2" style:family="paragraph" style:parent-style-name="Text_20_body">
      <style:text-properties officeooo:paragraph-rsid="0019a0c0"/>
    </style:style>
    <style:style style:name="P3" style:family="paragraph" style:parent-style-name="Text_20_body">
      <style:text-properties officeooo:rsid="0019ad06" officeooo:paragraph-rsid="0019ad06"/>
    </style:style>
    <style:style style:name="P4" style:family="paragraph" style:parent-style-name="Text_20_body">
      <style:text-properties officeooo:rsid="001c4fb8" officeooo:paragraph-rsid="001c4fb8"/>
    </style:style>
    <style:style style:name="P5" style:family="paragraph" style:parent-style-name="Text_20_body">
      <style:text-properties officeooo:paragraph-rsid="001c4fb8"/>
    </style:style>
    <style:style style:name="P6" style:family="paragraph" style:parent-style-name="Text_20_body">
      <style:text-properties officeooo:rsid="001e02e0" officeooo:paragraph-rsid="001e02e0"/>
    </style:style>
    <style:style style:name="P7" style:family="paragraph" style:parent-style-name="Text_20_body">
      <style:text-properties officeooo:rsid="001f74c5" officeooo:paragraph-rsid="001f74c5"/>
    </style:style>
    <style:style style:name="P8" style:family="paragraph" style:parent-style-name="Text_20_body">
      <style:text-properties officeooo:paragraph-rsid="001f74c5"/>
    </style:style>
    <style:style style:name="P9" style:family="paragraph" style:parent-style-name="Title">
      <style:text-properties officeooo:rsid="0019a0c0" officeooo:paragraph-rsid="0019a0c0"/>
    </style:style>
    <style:style style:name="P10" style:family="paragraph" style:parent-style-name="Heading_20_1">
      <style:text-properties officeooo:rsid="0019a0c0" officeooo:paragraph-rsid="0019a0c0"/>
    </style:style>
    <style:style style:name="P11" style:family="paragraph" style:parent-style-name="Heading_20_1">
      <style:text-properties officeooo:rsid="001c4fb8" officeooo:paragraph-rsid="001c4fb8"/>
    </style:style>
    <style:style style:name="P12" style:family="paragraph" style:parent-style-name="Heading_20_1">
      <style:text-properties officeooo:rsid="001f74c5" officeooo:paragraph-rsid="001f74c5"/>
    </style:style>
    <style:style style:name="P13" style:family="paragraph" style:parent-style-name="Heading_20_4">
      <style:text-properties fo:font-style="normal" officeooo:rsid="0019a0c0" officeooo:paragraph-rsid="0019a0c0" style:font-style-asian="normal" style:font-style-complex="normal"/>
    </style:style>
    <style:style style:name="P14" style:family="paragraph" style:parent-style-name="Heading_20_2">
      <style:text-properties officeooo:paragraph-rsid="0019a0c0"/>
    </style:style>
    <style:style style:name="P15" style:family="paragraph" style:parent-style-name="Heading_20_2">
      <style:text-properties officeooo:rsid="0019ad06" officeooo:paragraph-rsid="0019ad06"/>
    </style:style>
    <style:style style:name="P16" style:family="paragraph" style:parent-style-name="Heading_20_2">
      <style:text-properties officeooo:rsid="001c4fb8" officeooo:paragraph-rsid="001c4fb8"/>
    </style:style>
    <style:style style:name="P17" style:family="paragraph" style:parent-style-name="Heading_20_2">
      <style:text-properties officeooo:rsid="001f74c5" officeooo:paragraph-rsid="001f74c5"/>
    </style:style>
    <style:style style:name="T1" style:family="text">
      <style:text-properties officeooo:rsid="0019a0c0"/>
    </style:style>
    <style:style style:name="T2" style:family="text">
      <style:text-properties officeooo:rsid="0019ad06"/>
    </style:style>
    <style:style style:name="T3" style:family="text">
      <style:text-properties officeooo:rsid="001c4fb8"/>
    </style:style>
    <style:style style:name="T4" style:family="text">
      <style:text-properties officeooo:rsid="001f74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mpleDBMS Project 1-2</text:p>
      <text:h text:style-name="P13" text:outline-level="4">2014-12472 오흥연</text:h>
      <text:h text:style-name="P10" text:outline-level="1">1. Objective</text:h>
      <text:p text:style-name="P2">이번 프로젝트의 목표는 <text:span text:style-name="T1">DDL을 받아들여 언어가 제시한 구조를 저장하는 DBMS기능을 구현하는 것이다. 이를 위하여 Berkley DB를 이용한다.</text:span></text:p>
      <text:h text:style-name="P10" text:outline-level="1">2. <text:span text:style-name="T2">Modules</text:span></text:h>
      <text:h text:style-name="P14" text:outline-level="2"><text:span text:style-name="T1">2.1 Table</text:span></text:h>
      <text:p text:style-name="P1">DBMS의 table의 구조를 나타내는 class로 이름, column들의 정의, 참조하는 table, 참조 되고 있는 table을 저장한다. 또 primary key인 column들의 이름을 가지고 있다. 생성시 <text:span text:style-name="T2">column중복 정의, primary key 중복 정의를 걸러낸다.</text:span></text:p>
      <text:h text:style-name="Heading_20_2" text:outline-level="2">2.2 <text:span text:style-name="T2">SchemaManager</text:span></text:h>
      <text:p text:style-name="Text_20_body">하나의 <text:span text:style-name="T2">HashMap을 통해 모든 정의된 table의 정보를 가진다. Table의 추가/제거 할 때 reference constraint가 만족 되는지 확인 하며 동작을 수행한다. 만일 만족시키지 않는 동작이 요구 될 경우 error를 통해 걸러낸다. 또 현재 database의 schema를 Berkley DB를 통해 저장한다.</text:span></text:p>
      <text:h text:style-name="P15" text:outline-level="2">2.3 Serializer &amp; Berkley DB</text:h>
      <text:p text:style-name="P3">Serializer는 serializable을 implement 하는 object들을 byte[]로, 그 역으로도 바꿔주는 기능을 가지고 있다. 이를 통해 Berkley DB에 entry들을 만들 수 있게 된다. SchemaManager의 HashMap통째로 byte[]로 바꾸어 “schema” database의 “schema” key에 현재 database의 schema를 저장한다.</text:p>
      <text:h text:style-name="P11" text:outline-level="1">3. Compile &amp; Run</text:h>
      <text:p text:style-name="P5">저번과 마찬가지로 <text:span text:style-name="T3">makefile이 주어져 있으므로 make를 하면 jar파일이 생성된다. Make run의 경우 jar파일을 만든 후 이를 실행한다.</text:span></text:p>
      <text:h text:style-name="P11" text:outline-level="1">4. Assumptions</text:h>
      <text:h text:style-name="Heading_20_2" text:outline-level="2">4.1 <text:span text:style-name="T3">Runtime and Environment</text:span></text:h>
      <text:p text:style-name="P4">jar파일이 실행된 디렉토리에 db라는 디렉토리와 lib라는 디렉토리가 있으며 lib라는 디렉토리 내부에는 je-6.0.2.jar이 있을 것을 가정한다.</text:p>
      <text:h text:style-name="P16" text:outline-level="2"><text:soft-page-break/>4.2 Schema</text:h>
      <text:p text:style-name="P6">1. 한 column이 두 개의 primary key column을 동시에 참조 할 수 있다.<text:line-break/>2. 아직 추가 되지 않은 table, 즉 지금 추가하려는 table 자기 자신도 참조 할 수 없다.<text:line-break/><text:span text:style-name="T4">3. not null을 제시하지 않는 한 column은 기본적으로 nullable 하다.</text:span></text:p>
      <text:h text:style-name="P12" text:outline-level="1">5. Implementation</text:h>
      <text:h text:style-name="P17" text:outline-level="2">5.1 Create Table</text:h>
      <text:p text:style-name="P7">Parser가 토큰들을 훑으며 다음의 3개의 List를 채운다 : Column List, PrimaryKey List, Reference List.<text:line-break/>각각 column의 정의, primary key 정의, reference정의를 저장한다.<text:line-break/>Reference constraint의 만족은 나중에 확인하고 먼저 table 혼자서 그 자체가 가능 한 table인지를 확인 한다. 이는 Table class를 인스턴스화 하면 이루어진다.<text:line-break/>그 다음 SchemaManager에게 table을 넘겨주어 reference constraint도 만족하는지 확인 한다. 이는 SchemaManager의 createTable 메소드로 이루어진다.<text:line-break/>table이 조건을 만족하면 SchemaManager의 HashMap에 등록되며 이 HashMap은 Serializer로 직렬화, Berkley DB에 저장된다.</text:p>
      <text:h text:style-name="P17" text:outline-level="2">5.2 Drop Table</text:h>
      <text:p text:style-name="P8">주어진 <text:span text:style-name="T4">table이 있는지 HashMap을 살펴보고, 만일 존재 할 경우 해당 table이 참조 되고 있는지를 확인 한 다음 참조 되고 있지 않으면 자신이 참조 하고 있는 모든 table들에게서 참조 하고 있다는 내용을 지우고 HashMap에서 제거 된다.</text:span></text:p>
      <text:h text:style-name="Heading_20_2" text:outline-level="2">5.3 <text:span text:style-name="T4">Desc</text:span></text:h>
      <text:p text:style-name="P7">정의해둔 column들을 string으로 바꾸는 함수를 작성했기에 table에서 column들을 순회하며 string을 출력 하게 했다. 시간 부족으로 formatting은 하지 못하였고 tab 두 번을 구분자로 썼다.</text:p>
      <text:h text:style-name="P17" text:outline-level="2">5.4 Show Tables</text:h>
      <text:p text:style-name="P7">SchemaManager의 HashMap에 저장된 모든 table의 name을 순회 하며 출력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7:52:59.942860928</meta:creation-date>
    <dc:date>2016-11-09T18:54:59.856407287</dc:date>
    <meta:editing-duration>PT30M8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869" meta:character-count="1975" meta:non-whitespace-character-count="1632"/>
  </office:meta>
</office:document-meta>
</file>